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1</text:p>
      <text:p text:style-name="Standard">select * </text:p>
      <text:p text:style-name="Standard">from employe;</text:p>
      <text:p text:style-name="Standard"/>
      <text:p text:style-name="Standard"/>
      <text:p text:style-name="Standard">--2</text:p>
      <text:p text:style-name="Standard">select * from dept;</text:p>
      <text:p text:style-name="Standard"/>
      <text:p text:style-name="Standard">--3. Afficher le nom, la date d'embauche, le numéro du supérieur, le</text:p>
      <text:p text:style-name="Standard">-- numéro de département et le salaire de tous les employés.</text:p>
      <text:p text:style-name="Standard">select nom, dateemb, nosup, nodep, salaire from employe;</text:p>
      <text:p text:style-name="Standard"/>
      <text:p text:style-name="Standard"/>
      <text:p text:style-name="Standard">SELECT nom as Employe FROM employe;</text:p>
      <text:p text:style-name="Standard"/>
      <text:p text:style-name="Standard"/>
      <text:p text:style-name="Standard"/>
      <text:p text:style-name="Standard">-- 4. Afficher le titre de tous les employés.</text:p>
      <text:p text:style-name="Standard">select titre from employe;</text:p>
      <text:p text:style-name="Standard"/>
      <text:p text:style-name="Standard"/>
      <text:p text:style-name="Standard">-- 5. Afficher les différentes valeurs des titres des employés</text:p>
      <text:p text:style-name="Standard">select DISTINCT titre from employe;</text:p>
      <text:p text:style-name="Standard"/>
      <text:p text:style-name="Standard"/>
      <text:p text:style-name="Standard">--6. Afficher le nom, le numéro d'employé et le numéro du</text:p>
      <text:p text:style-name="Standard">--département des employés dont le titre est « Secrétaire ».</text:p>
      <text:p text:style-name="Standard">select nom, noemp, nodep, titre</text:p>
      <text:p text:style-name="Standard">from employe</text:p>
      <text:p text:style-name="Standard">where titre='secretaire';</text:p>
      <text:p text:style-name="Standard"/>
      <text:p text:style-name="Standard">-- 7. Afficher le nom et le numéro de département dont le numéro de</text:p>
      <text:p text:style-name="Standard">-- département est supérieur à 40</text:p>
      <text:p text:style-name="Standard">select nom, nodept from dept where nodept&gt;40;</text:p>
      <text:p text:style-name="Standard"/>
      <text:p text:style-name="Standard">-- 8. Afficher le nom et le prénom des employés dont le nom est</text:p>
      <text:p text:style-name="Standard">-- alphabétiquement antérieur au prénom.</text:p>
      <text:p text:style-name="Standard">select nom, prenom from employe where nom&lt;prenom;</text:p>
      <text:p text:style-name="Standard"/>
      <text:p text:style-name="Standard"/>
      <text:p text:style-name="Standard">-- 9. Afficher le nom, le salaire et le numéro du département des employés</text:p>
      <text:p text:style-name="Standard">-- dont le titre est « Représentant », le numéro de département est 35 </text:p>
      <text:p text:style-name="Standard">--et le salaire est supérieur à 20000.</text:p>
      <text:p text:style-name="Standard">select nom, salaire, nodep, titre</text:p>
      <text:p text:style-name="Standard">from employe</text:p>
      <text:p text:style-name="Standard">where titre='representant' AND nodep=35 AND salaire&gt;20000;</text:p>
      <text:p text:style-name="Standard"/>
      <text:p text:style-name="Standard"/>
      <text:p text:style-name="Standard"/>
      <text:p text:style-name="Standard">-- 10. Afficher le nom, le titre et le salaire des employés dont le titre est</text:p>
      <text:p text:style-name="Standard">-- « Représentant » ou dont le titre est « Président ».</text:p>
      <text:p text:style-name="Standard">select nom, titre, salaire </text:p>
      <text:p text:style-name="Standard"><text:soft-page-break/>from employe </text:p>
      <text:p text:style-name="Standard">where titre='representant' OR titre='president'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11. Afficher le nom, le titre, le numéro de département, le salaire des</text:p>
      <text:p text:style-name="Standard">-- employés du département 34, dont le titre est « Représentant » ou</text:p>
      <text:p text:style-name="Standard">-- « Secrétaire ».</text:p>
      <text:p text:style-name="Standard">select nom, titre, nodep, salaire </text:p>
      <text:p text:style-name="Standard">from employe</text:p>
      <text:p text:style-name="Standard">where nodep=34 AND (titre='representant' OR titre='secretaire');</text:p>
      <text:p text:style-name="Standard"/>
      <text:p text:style-name="Standard"/>
      <text:p text:style-name="Standard"/>
      <text:p text:style-name="Standard">-- 12. Afficher le nom, le titre, le numéro de département, le salaire des</text:p>
      <text:p text:style-name="Standard">-- employés dont le titre est Représentant, ou dont le titre est Secrétaire</text:p>
      <text:p text:style-name="Standard">-- dans le département numéro 34.</text:p>
      <text:p text:style-name="Standard">select nom, titre, nodep, salaire </text:p>
      <text:p text:style-name="Standard">from employe</text:p>
      <text:p text:style-name="Standard">where titre='representant' OR (nodep=34 AND titre='secretaire');</text:p>
      <text:p text:style-name="Standard"/>
      <text:p text:style-name="Standard"/>
      <text:p text:style-name="Standard"/>
      <text:p text:style-name="Standard">-- 13. Afficher le nom, et le salaire des employés dont le salaire est compris</text:p>
      <text:p text:style-name="Standard">-- entre 20000 et 30000.</text:p>
      <text:p text:style-name="Standard">select nom, salaire</text:p>
      <text:p text:style-name="Standard">from employe</text:p>
      <text:p text:style-name="Standard">where salaire&gt;=20000 AND salaire&lt;=30000;</text:p>
      <text:p text:style-name="Standard"/>
      <text:p text:style-name="Standard">select nom, salaire</text:p>
      <text:p text:style-name="Standard">from employe</text:p>
      <text:p text:style-name="Standard">where salaire BETWEEN 20000 AND 30000;</text:p>
      <text:p text:style-name="Standard"/>
      <text:p text:style-name="Standard"/>
      <text:p text:style-name="Standard">-- 15. Afficher le nom des employés commençant par la lettre « H ».</text:p>
      <text:p text:style-name="Standard">select nom </text:p>
      <text:p text:style-name="Standard">from employe</text:p>
      <text:p text:style-name="Standard">where nom LIKE 'h%';</text:p>
      <text:p text:style-name="Standard"/>
      <text:p text:style-name="Standard"/>
      <text:p text:style-name="Standard">-- 16. Afficher le nom des employés se terminant par la lettre « n ».</text:p>
      <text:p text:style-name="Standard">select nom </text:p>
      <text:p text:style-name="Standard">from employe</text:p>
      <text:p text:style-name="Standard">where nom LIKE '%n';</text:p>
      <text:p text:style-name="Standard"/>
      <text:p text:style-name="Standard"/>
      <text:p text:style-name="Standard"/>
      <text:p text:style-name="Standard">-- 17. Afficher le nom des employés contenant la lettre « u » en 3ème</text:p>
      <text:p text:style-name="Standard">-- position.</text:p>
      <text:p text:style-name="Standard"><text:soft-page-break/>select nom </text:p>
      <text:p text:style-name="Standard">from employe</text:p>
      <text:p text:style-name="Standard">where nom LIKE '__u%'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18. Afficher le salaire et le nom des employés du service 41 classés par</text:p>
      <text:p text:style-name="Standard">-- salaire croissant.</text:p>
      <text:p text:style-name="Standard">select salaire, nom</text:p>
      <text:p text:style-name="Standard">from employe</text:p>
      <text:p text:style-name="Standard">where nodep=41</text:p>
      <text:p text:style-name="Standard">ORDER BY salaire ASC;</text:p>
      <text:p text:style-name="Standard"/>
      <text:p text:style-name="Standard">select salaire, nom</text:p>
      <text:p text:style-name="Standard">from employe</text:p>
      <text:p text:style-name="Standard">where nodep=41</text:p>
      <text:p text:style-name="Standard">ORDER BY 1 ASC;</text:p>
      <text:p text:style-name="Standard"/>
      <text:p text:style-name="Standard"/>
      <text:p text:style-name="Standard"/>
      <text:p text:style-name="Standard">-- 19. Afficher le salaire et le nom des employés du service 41 classés par</text:p>
      <text:p text:style-name="Standard">-- salaire décroissant.</text:p>
      <text:p text:style-name="Standard">select salaire, nom</text:p>
      <text:p text:style-name="Standard">from employe</text:p>
      <text:p text:style-name="Standard">where nodep=41</text:p>
      <text:p text:style-name="Standard">ORDER BY 1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0. Afficher le titre, le salaire et le nom des employés classés par titre</text:p>
      <text:p text:style-name="Standard">-- croissant et par salaire décroissant.</text:p>
      <text:p text:style-name="Standard">select titre, salaire, nom</text:p>
      <text:p text:style-name="Standard">from employe</text:p>
      <text:p text:style-name="Standard">where nodep=41</text:p>
      <text:p text:style-name="Standard">ORDER BY titre ASC, salaire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1. Afficher le taux de commission, le salaire et le nom des employés</text:p>
      <text:p text:style-name="Standard">-- classés par taux de commission croissante.</text:p>
      <text:p text:style-name="Standard">select tauxcom, salaire, nom </text:p>
      <text:p text:style-name="Standard">from employe</text:p>
      <text:p text:style-name="Standard"><text:soft-page-break/>order by tauxcom ASC;</text:p>
      <text:p text:style-name="Standard"/>
      <text:p text:style-name="Standard"/>
      <text:p text:style-name="Standard"/>
      <text:p text:style-name="Standard">-- 22. Afficher le nom, le salaire, le taux de commission et le titre des</text:p>
      <text:p text:style-name="Standard">-- employés dont le taux de commission n'est pas renseigné.</text:p>
      <text:p text:style-name="Standard">select tauxcom, salaire, nom, titre</text:p>
      <text:p text:style-name="Standard">from employe</text:p>
      <text:p text:style-name="Standard">where tauxcom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3. Afficher le nom, le salaire, le taux de commission et le titre des</text:p>
      <text:p text:style-name="Standard">-- employés dont le taux de commission est renseigné.</text:p>
      <text:p text:style-name="Standard">select tauxcom, salaire, nom, titre</text:p>
      <text:p text:style-name="Standard">from employe</text:p>
      <text:p text:style-name="Standard">where tauxcom IS NOT NULL;</text:p>
      <text:p text:style-name="Standard"/>
      <text:p text:style-name="Standard"/>
      <text:p text:style-name="Standard"/>
      <text:p text:style-name="Standard"/>
      <text:p text:style-name="Standard">-- 24. Afficher le nom, le salaire, le taux de commission, le titre des</text:p>
      <text:p text:style-name="Standard">-- employés dont le taux de commission est inférieur à 15.</text:p>
      <text:p text:style-name="Standard">select tauxcom, salaire, nom, titre</text:p>
      <text:p text:style-name="Standard">from employe</text:p>
      <text:p text:style-name="Standard">where tauxcom &lt; 15;</text:p>
      <text:p text:style-name="Standard"/>
      <text:p text:style-name="Standard"/>
      <text:p text:style-name="Standard">-- 25. Afficher le nom, le salaire, le taux de commission, le titre des</text:p>
      <text:p text:style-name="Standard">-- employés dont le taux de commission est supérieur à 15.</text:p>
      <text:p text:style-name="Standard"/>
      <text:p text:style-name="Standard">select tauxcom, salaire, nom, titre</text:p>
      <text:p text:style-name="Standard">from employe</text:p>
      <text:p text:style-name="Standard">where tauxcom &gt; 15;</text:p>
      <text:p text:style-name="Standard"/>
      <text:p text:style-name="Standard"/>
      <text:p text:style-name="Standard"/>
      <text:p text:style-name="Standard"/>
      <text:p text:style-name="Standard"/>
      <text:p text:style-name="Standard">-- 26. Afficher le nom, le salaire, le taux de commission et la commission</text:p>
      <text:p text:style-name="Standard">-- des employés dont le taux de commission n'est pas nul. (la</text:p>
      <text:p text:style-name="Standard">-- commission est calculée en multipliant le salaire par le taux de</text:p>
      <text:p text:style-name="Standard">-- commission)</text:p>
      <text:p text:style-name="Standard">select nom, salaire, tauxcom, salaire*(tauxcom/100)</text:p>
      <text:p text:style-name="Standard">from employe</text:p>
      <text:p text:style-name="Standard">where tauxcom is Not NULL;</text:p>
      <text:p text:style-name="Standard"/>
      <text:p text:style-name="Standard"/>
      <text:p text:style-name="Standard"/>
      <text:p text:style-name="Standard"><text:soft-page-break/>-- 27. Afficher le nom, le salaire, le taux de commission, la commission des</text:p>
      <text:p text:style-name="Standard">-- employés dont le taux de commission n'est pas nul, classé par taux de</text:p>
      <text:p text:style-name="Standard">-- commission croissant.</text:p>
      <text:p text:style-name="Standard">select nom, salaire, tauxcom, salaire*(tauxcom/100)</text:p>
      <text:p text:style-name="Standard">from employe</text:p>
      <text:p text:style-name="Standard">where tauxcom is Not NULL</text:p>
      <text:p text:style-name="Standard">order by 4 ASC;</text:p>
      <text:p text:style-name="Standard"/>
      <text:p text:style-name="Standard"/>
      <text:p text:style-name="Standard"/>
      <text:p text:style-name="Standard">-- 28. Afficher le nom et le prénom (concaténés) des employés. Renommer</text:p>
      <text:p text:style-name="Standard">-- les colonnes</text:p>
      <text:p text:style-name="Standard">select CONCAT(prenom, nom) as 'Nom complet' </text:p>
      <text:p text:style-name="Standard">from employe;</text:p>
      <text:p text:style-name="Standard"/>
      <text:p text:style-name="Standard"/>
      <text:p text:style-name="Standard"/>
      <text:p text:style-name="Standard">-- 29. Afficher les 5 premières lettres du nom des employés.</text:p>
      <text:p text:style-name="Standard">select nom, SUBSTRING(nom, 1, 5), LEFT(nom, 5)</text:p>
      <text:p text:style-name="Standard">from employe;</text:p>
      <text:p text:style-name="Standard"/>
      <text:p text:style-name="Standard"/>
      <text:p text:style-name="Standard"/>
      <text:p text:style-name="Standard">-- 30. Afficher le nom et le rang de la lettre « r » dans le nom des</text:p>
      <text:p text:style-name="Standard">-- employés.</text:p>
      <text:p text:style-name="Standard">select nom, LOCATE('r', nom)</text:p>
      <text:p text:style-name="Standard">from employe;</text:p>
      <text:p text:style-name="Standard"/>
      <text:p text:style-name="Standard"/>
      <text:p text:style-name="Standard"/>
      <text:p text:style-name="Standard"/>
      <text:p text:style-name="Standard"/>
      <text:p text:style-name="Standard">-- 31. Afficher le nom, le nom en majuscule et le nom en minuscule de</text:p>
      <text:p text:style-name="Standard">-- l'employé dont le nom est Vrante</text:p>
      <text:p text:style-name="Standard">select nom, UPPER(nom), LOWER(nom)</text:p>
      <text:p text:style-name="Standard">from employe</text:p>
      <text:p text:style-name="Standard">where nom='vrante';</text:p>
      <text:p text:style-name="Standard"/>
      <text:p text:style-name="Standard"/>
      <text:p text:style-name="Standard">select nom, CONCAT(UPPER(LEFT(nom, 1)), LOWER(SUBSTRING(nom, 2)))</text:p>
      <text:p text:style-name="Standard">from employe</text:p>
      <text:p text:style-name="Standard">where nom='vrante';</text:p>
      <text:p text:style-name="Standard"/>
      <text:p text:style-name="Standard"/>
      <text:p text:style-name="Standard"/>
      <text:p text:style-name="Standard"/>
      <text:p text:style-name="Standard">-- 32. Afficher le nom et le nombre de caractères du nom des employés</text:p>
      <text:p text:style-name="Standard">select nom, LENGTH(nom)</text:p>
      <text:p text:style-name="Standard">from employ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56:35.448878665</meta:creation-date>
    <meta:generator>LibreOffice/24.2.6.2$Linux_X86_64 LibreOffice_project/420$Build-2</meta:generator>
    <dc:date>2024-10-15T09:59:30.062485603</dc:date>
    <meta:editing-duration>PT2M55S</meta:editing-duration>
    <meta:editing-cycles>1</meta:editing-cycles>
    <meta:document-statistic meta:table-count="0" meta:image-count="0" meta:object-count="0" meta:page-count="5" meta:paragraph-count="151" meta:word-count="956" meta:character-count="5459" meta:non-whitespace-character-count="4649"/>
  </office:meta>
</office:document-meta>
</file>